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26.46mm" fo:margin-right="0mm" fo:text-indent="-12.7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No_20_Spacing"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fo:font-weight="bold" style:font-name-asian="Calibri1" style:language-asian="zh" style:country-asian="CN" style:font-weight-asian="bold" style:font-name-complex="Courier New" style:font-weight-complex="bold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placeholder text:placeholder-type="text">&lt;o.name&gt;</text:placeholder></text:span> </text:p>
      <text:p text:style-name="P2">Company Registration No : <text:span text:style-name="T4"><text:placeholder text:placeholder-type="text">&lt;o.uen&gt;</text:placeholder></text:span> </text:p>
      <text:p text:style-name="P2"><text:s text:c="19"/>(Incorporated in the Republic of Singapore) </text:p>
      <text:p text:style-name="P1"/>
      <text:p text:style-name="P5">DIRECTORS’ RESOLUTION IN WRITING PURSUANT TO ARTICLE 90 </text:p>
      <text:p text:style-name="P6">OF THE COMPANY’S ARTICLES OF ASSOCIATION PASSED ON______________ </text:p>
      <text:p text:style-name="P5"/>
      <text:p text:style-name="P1"/>
      <text:p text:style-name="P1"/>
      <text:p text:style-name="P3">RESOLVED:- </text:p>
      <text:p text:style-name="P1"/>
      <text:p text:style-name="P1"/>
      <text:p text:style-name="P1"/>
      <text:p text:style-name="P7">NOTICE </text:p>
      <text:p text:style-name="P1">It was unanimously resolved that the waiving of issuing Three weeks’ notice for calling this meeting be and is hereby approved. </text:p>
      <text:p text:style-name="P1"/>
      <text:p text:style-name="P1"/>
      <text:p text:style-name="P7">CHANGE OF COMPANY’S NAME </text:p>
      <text:p text:style-name="P1">RESOLVED: </text:p>
      <text:p text:style-name="P8">i) That subject to the approval of the Registrar of Companies, the name of the Company be and is hereby changed from “<text:span text:style-name="T1">ZZZ</text:span>.” to “<text:span text:style-name="T5"><text:placeholder text:placeholder-type="text">&lt;o.name&gt;</text:placeholder></text:span>” </text:p>
      <text:p text:style-name="P8"/>
      <text:p text:style-name="P8">ii) That the clause no.1 Memorandum and Articles of Association be and is hereby deleted and substituted by another clause name: The name of the company is <text:s text:c="2"/>“<text:span text:style-name="T5"><text:placeholder text:placeholder-type="text">&lt;o.name&gt;</text:placeholder></text:span>” </text:p>
      <text:p text:style-name="P8"/>
      <text:p text:style-name="P8">iii) The name be substituted for “<text:span text:style-name="T1">ZZZ</text:span>” is “<text:span text:style-name="T5"><text:placeholder text:placeholder-type="text">&lt;o.name&gt;</text:placeholder></text:span>” wherever the latter name appears in the Company’s Memorandum and Articles of Association. </text:p>
      <text:p text:style-name="P1"/>
      <text:p text:style-name="P1"/>
      <text:p text:style-name="P1"/>
      <text:p text:style-name="P1"/>
      <text:p text:style-name="P4">SIGNED AS CORRECT RECORD </text:p>
      <text:p text:style-name="P4">On Behalf of the Board </text:p>
      <text:p text:style-name="P1"/>
      <text:p text:style-name="P10"><text:placeholder text:placeholder-type="text">&lt;for each="line in get_2directorin1line(o.id)"&gt;</text:placeholder></text:p>
      <text:p text:style-name="P12"/>
      <text:p text:style-name="P12"/>
      <text:p text:style-name="P12"/>
      <text:p text:style-name="P12">__________________________________ <text:s text:c="16"/><text:tab/> <text:span text:style-name="T6"><text:placeholder text:placeholder-type="text">&lt;if test="line['director2']!=''"&gt;</text:placeholder></text:span>_________________________________<text:span text:style-name="T6"><text:placeholder text:placeholder-type="text">&lt;/if&gt;</text:placeholder></text:span></text:p>
      <text:p text:style-name="P11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2">Director<text:tab/><text:tab/><text:tab/><text:tab/><text:tab/><text:tab/> <text:span text:style-name="T6"><text:placeholder text:placeholder-type="text">&lt;if test="line['director2']!=''"&gt;</text:placeholder></text:span>Director<text:span text:style-name="T6"><text:placeholder text:placeholder-type="text">&lt;/if&gt;</text:placeholder></text:span> <text:s text:c="18"/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40:26</meta:creation-date>
    <dc:date>2015-12-16T14:09:17</dc:date>
    <dc:creator>phung11764 </dc:creator>
    <meta:editing-duration>PT31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0" meta:word-count="154" meta:character-count="1240" meta:non-whitespace-character-count="1027"/>
  </office:meta>
</office:document-meta>
</file>